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70c" officeooo:paragraph-rsid="0012b70c"/>
    </style:style>
    <style:style style:name="P2" style:family="paragraph" style:parent-style-name="Standard">
      <style:text-properties officeooo:rsid="0014998a" officeooo:paragraph-rsid="0014998a"/>
    </style:style>
    <style:style style:name="P3" style:family="paragraph" style:parent-style-name="Standard">
      <style:text-properties officeooo:rsid="001592ae" officeooo:paragraph-rsid="001592ae"/>
    </style:style>
    <style:style style:name="P4" style:family="paragraph" style:parent-style-name="Standard" style:list-style-name="L1">
      <style:text-properties style:font-name="FreeSans" officeooo:rsid="0012b70c" officeooo:paragraph-rsid="0012b70c"/>
    </style:style>
    <style:style style:name="P5" style:family="paragraph" style:parent-style-name="Standard" style:list-style-name="L1">
      <style:text-properties style:font-name="FreeSans" officeooo:rsid="001592ae" officeooo:paragraph-rsid="001592ae"/>
    </style:style>
    <style:style style:name="P6" style:family="paragraph" style:parent-style-name="Standard" style:list-style-name="L1">
      <style:text-properties style:font-name="FreeSans" officeooo:rsid="001592ae" officeooo:paragraph-rsid="001b0164"/>
    </style:style>
    <style:style style:name="P7" style:family="paragraph" style:parent-style-name="Standard" style:list-style-name="L1">
      <style:text-properties style:font-name="FreeSans" officeooo:rsid="0014998a" officeooo:paragraph-rsid="0017fb54"/>
    </style:style>
    <style:style style:name="P8" style:family="paragraph" style:parent-style-name="Standard" style:list-style-name="L1">
      <style:text-properties style:font-name="FreeSans" officeooo:rsid="0014998a" officeooo:paragraph-rsid="0014998a"/>
    </style:style>
    <style:style style:name="P9" style:family="paragraph" style:parent-style-name="Standard" style:list-style-name="L1">
      <style:text-properties style:font-name="FreeSans" officeooo:rsid="0014998a" officeooo:paragraph-rsid="00252d07"/>
    </style:style>
    <style:style style:name="P10" style:family="paragraph" style:parent-style-name="Standard" style:list-style-name="L1">
      <style:text-properties style:font-name="FreeSans" officeooo:rsid="001cb886" officeooo:paragraph-rsid="001cb886"/>
    </style:style>
    <style:style style:name="P11" style:family="paragraph" style:parent-style-name="Standard" style:list-style-name="L1">
      <style:text-properties style:font-name="FreeSans" officeooo:rsid="001d5fc1" officeooo:paragraph-rsid="001d5fc1"/>
    </style:style>
    <style:style style:name="P12" style:family="paragraph" style:parent-style-name="Standard" style:list-style-name="L1">
      <style:text-properties style:font-name="FreeSans" officeooo:rsid="001781c5" officeooo:paragraph-rsid="001781c5"/>
    </style:style>
    <style:style style:name="P13" style:family="paragraph" style:parent-style-name="Standard" style:list-style-name="L1">
      <style:text-properties style:font-name="FreeSans" officeooo:rsid="002330a8" officeooo:paragraph-rsid="002330a8"/>
    </style:style>
    <style:style style:name="P14" style:family="paragraph" style:parent-style-name="Standard" style:list-style-name="L1">
      <style:text-properties style:font-name="FreeSans" officeooo:rsid="0017b714" officeooo:paragraph-rsid="0017b714"/>
    </style:style>
    <style:style style:name="P15" style:family="paragraph" style:parent-style-name="Standard" style:list-style-name="L1">
      <style:text-properties officeooo:rsid="001592ae" officeooo:paragraph-rsid="001592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2d0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a496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2d07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7fb5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96ce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e069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7fb54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a496b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b0164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cb886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2121ee" style:font-style-asian="italic" style:font-weight-asian="bold" style:font-style-complex="italic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normal" officeooo:rsid="001b0164" style:font-style-asian="normal" style:font-weight-asian="normal" style:font-style-complex="normal" style:font-weight-complex="normal"/>
    </style:style>
    <style:style style:name="T17" style:family="text">
      <style:text-properties officeooo:rsid="0014998a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17fb54" style:font-weight-asian="normal" style:font-weight-complex="normal"/>
    </style:style>
    <style:style style:name="T20" style:family="text">
      <style:text-properties style:text-underline-style="none" fo:font-weight="normal" officeooo:rsid="001b0164" style:font-weight-asian="normal" style:font-weight-complex="normal"/>
    </style:style>
    <style:style style:name="T21" style:family="text">
      <style:text-properties style:text-underline-style="none" fo:font-weight="normal" officeooo:rsid="001cb886" style:font-weight-asian="normal" style:font-weight-complex="normal"/>
    </style:style>
    <style:style style:name="T22" style:family="text">
      <style:text-properties officeooo:rsid="001781c5"/>
    </style:style>
    <style:style style:name="T23" style:family="text">
      <style:text-properties officeooo:rsid="0017fb54"/>
    </style:style>
    <style:style style:name="T24" style:family="text">
      <style:text-properties officeooo:rsid="00196ce0"/>
    </style:style>
    <style:style style:name="T25" style:family="text">
      <style:text-properties officeooo:rsid="001a496b"/>
    </style:style>
    <style:style style:name="T26" style:family="text">
      <style:text-properties officeooo:rsid="001b0164"/>
    </style:style>
    <style:style style:name="T27" style:family="text">
      <style:text-properties officeooo:rsid="001cb886"/>
    </style:style>
    <style:style style:name="T28" style:family="text">
      <style:text-properties officeooo:rsid="001ee069"/>
    </style:style>
    <style:style style:name="T29" style:family="text">
      <style:text-properties officeooo:rsid="001fd9c8"/>
    </style:style>
    <style:style style:name="T30" style:family="text">
      <style:text-properties officeooo:rsid="002121ee"/>
    </style:style>
    <style:style style:name="T31" style:family="text">
      <style:text-properties officeooo:rsid="0021e08f"/>
    </style:style>
    <style:style style:name="T32" style:family="text">
      <style:text-properties officeooo:rsid="00252d07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Relacional</text:h>
      <text:p text:style-name="P1"/>
      <text:p text:style-name="P1"/>
      <text:list xml:id="list3767205090" text:style-name="L1">
        <text:list-item>
          <text:p text:style-name="P4">Sucursales(<text:span text:style-name="T3">id</text:span>, domicilio, teléfonos*, <text:span text:style-name="T7">ubicacionGeoId</text:span>)</text:p>
          <text:p text:style-name="P4"><text:tab/><text:span text:style-name="T23">FK: ubicacionGeoId → UbicacionesGeográficas.id</text:span></text:p>
          <text:p text:style-name="P4"/>
        </text:list-item>
        <text:list-item>
          <text:p text:style-name="P5">Estadísticas(<text:span text:style-name="T3">id</text:span>, fecha, <text:span text:style-name="T7">sucursalId</text:span>)</text:p>
          <text:p text:style-name="P4"><text:tab/><text:span text:style-name="T23">FK: sucursalId → Sucursales.id</text:span></text:p>
          <text:p text:style-name="P4"/>
        </text:list-item>
        <text:list-item>
          <text:p text:style-name="P4">UbicacionesGeográficas(<text:span text:style-name="T15">id</text:span>, ciudad, departamento)</text:p>
          <text:p text:style-name="P4"/>
        </text:list-item>
        <text:list-item>
          <text:p text:style-name="P4">Documentos(<text:span text:style-name="T3">id</text:span>, tipo, número) {tipo: cédula, pasaporte}</text:p>
          <text:p text:style-name="P4"/>
        </text:list-item>
        <text:list-item>
          <text:p text:style-name="P4">Persona(<text:span text:style-name="T3">id</text:span>, nombres, apellidos, teléfonos*, domicilio, <text:span text:style-name="T6">documentoId, </text:span><text:span text:style-name="T7">ubicacionGeoId</text:span>)</text:p>
          <text:p text:style-name="P4"><text:tab/><text:span text:style-name="T17">FK: documentoId → Documentos.id</text:span></text:p>
          <text:p text:style-name="P7"><text:tab/>FK: ubicacionGeoId → UbicacionesGeograficas.id</text:p>
          <text:p text:style-name="P4"/>
        </text:list-item>
        <text:list-item>
          <text:p text:style-name="P8">Empleados(<text:span text:style-name="T2">p</text:span><text:span text:style-name="T3">ersona</text:span><text:span text:style-name="T5">I</text:span><text:span text:style-name="T3">d</text:span><text:span text:style-name="T18">, password, </text:span><text:span text:style-name="T10">sucursalId</text:span><text:span text:style-name="T19">,</text:span><text:span text:style-name="T18"> ES</text:span>)</text:p>
          <text:p text:style-name="P9"><text:tab/><text:span text:style-name="T32">FK: <text:s/>personaId → Persona.id</text:span></text:p>
          <text:list>
            <text:list-item>
              <text:list>
                <text:list-header>
                  <text:p text:style-name="P9"><text:span text:style-name="T23">FK: sucursalId → Sucursales.id</text:span></text:p>
                </text:list-header>
              </text:list>
            </text:list-item>
          </text:list>
          <text:p text:style-name="P8"><text:tab/>ES → Administrativo</text:p>
          <text:p text:style-name="P8"><text:tab/>ES → Laboratorista</text:p>
          <text:p text:style-name="P8"/>
        </text:list-item>
        <text:list-item>
          <text:p text:style-name="P9">Pacientes(<text:span text:style-name="T5">p</text:span><text:span text:style-name="T3">ersona</text:span><text:span text:style-name="T5">I</text:span><text:span text:style-name="T3">d</text:span>, activo, penalizado, <text:span text:style-name="T8">fichaPacienteId</text:span>) </text:p>
          <text:list>
            <text:list-item>
              <text:list>
                <text:list-header>
                  <text:p text:style-name="P9">{activo: SI, NO; penalizado: SI, NO}</text:p>
                  <text:p text:style-name="P9"><text:span text:style-name="T32">FK: <text:s/>personaId → Persona.id</text:span></text:p>
                </text:list-header>
              </text:list>
            </text:list-item>
          </text:list>
          <text:p text:style-name="P8"><text:tab/><text:span text:style-name="T24">FK: fichaPacienteId → FichasPacientes.id</text:span></text:p>
          <text:p text:style-name="P8"/>
        </text:list-item>
        <text:list-item>
          <text:p text:style-name="P5">FichasPacientes(<text:span text:style-name="T3">i</text:span><text:span text:style-name="T4">d</text:span><text:span text:style-name="T18">, </text:span><text:span text:style-name="T11">reservaId, </text:span><text:span text:style-name="T12">análisisId</text:span>)</text:p>
          <text:p text:style-name="P5"><text:tab/><text:span text:style-name="T25">FK: reservaId → ReservasAnálisis.id</text:span></text:p>
          <text:p text:style-name="P6"><text:tab/><text:span text:style-name="T25">FK: análisisId → Análisis.id</text:span></text:p>
          <text:p text:style-name="P6"/>
        </text:list-item>
        <text:list-item>
          <text:p text:style-name="P5">ReservasAnálisis(<text:span text:style-name="T3">id</text:span>, día, hora, <text:span text:style-name="T26">conformado, númeroConforme, </text:span><text:span text:style-name="T12">institucionMedId, </text:span><text:span text:style-name="T14">cupoId</text:span>)</text:p>
          <text:p text:style-name="P5"><text:tab/><text:span text:style-name="T26">FK: institucionMedId → InstitucionesMédicas.id</text:span></text:p>
          <text:p text:style-name="P5"><text:tab/><text:span text:style-name="T30">FK: cupoId → Cupos.id</text:span></text:p>
          <text:p text:style-name="P5"/>
        </text:list-item>
        <text:list-item>
          <text:p text:style-name="P5">Análisis(<text:span text:style-name="T3">id</text:span><text:span text:style-name="T18">, </text:span><text:span text:style-name="T21">fecha,</text:span><text:span text:style-name="T18"> </text:span><text:span text:style-name="T12">reservaAnálisisId</text:span><text:span text:style-name="T20">, </text:span><text:span text:style-name="T13">ti</text:span><text:span text:style-name="T12">poAnálisisId</text:span><text:span text:style-name="T16">, <text:s/></text:span><text:span text:style-name="T13">laboratoristaId</text:span>)</text:p>
          <text:p text:style-name="P5"><text:tab/><text:span text:style-name="T27">FK: reservaAnálisisId → ReservasAnálisis.id</text:span></text:p>
          <text:p text:style-name="P5"><text:tab/><text:span text:style-name="T27">FK: tipoAnálisisId → TiposDeAnálisis.id</text:span></text:p>
          <text:p text:style-name="P5"><text:tab/><text:span text:style-name="T27">FK: laboratoristaId → Empleados.id</text:span></text:p>
          <text:p text:style-name="P5"/>
        </text:list-item>
        <text:list-item>
          <text:p text:style-name="P5">InstitucionesMédicas(<text:span text:style-name="T3">id</text:span>, nombre)</text:p>
          <text:p text:style-name="P5"/>
        </text:list-item>
        <text:list-item>
          <text:p text:style-name="P5">TiposDeAnálisis(<text:span text:style-name="T3">id</text:span>, nombre, tercerizado, precio) <text:span text:style-name="T22">{tercerizado: SI, NO}</text:span></text:p>
          <text:p text:style-name="P5"/>
        </text:list-item>
        <text:list-item>
          <text:p text:style-name="P10">TiposDeAnálisisLaboratorioExterno(<text:span text:style-name="T3">id</text:span>, <text:span text:style-name="T6">tipoDeAnálisisId</text:span>, <text:span text:style-name="T6">labExternoId</text:span>)</text:p>
          <text:p text:style-name="P10"><text:soft-page-break/><text:tab/>FK: tipoDeAnálisisId → TiposDeAnálisis.id</text:p>
          <text:p text:style-name="P10"><text:tab/>FK: labExternoId → LaboratoriosExternos.id</text:p>
          <text:p text:style-name="P10"/>
        </text:list-item>
        <text:list-item>
          <text:p text:style-name="P11">TiposDeAnálisisImplementado<text:span text:style-name="T31">De</text:span>Sucursal(<text:span text:style-name="T3">id</text:span>, <text:span text:style-name="T6">tipoDeAnálisisId</text:span>, <text:span text:style-name="T6">sucursalId</text:span>)</text:p>
          <text:p text:style-name="P11"><text:tab/>FK: tipoDeAnálisisId → TiposDeAnálisis.id</text:p>
          <text:p text:style-name="P11"><text:tab/>FK: sucursalId → Sucursales.id</text:p>
          <text:p text:style-name="P5"/>
        </text:list-item>
        <text:list-item>
          <text:p text:style-name="P12">Agenda<text:span text:style-name="T29">s</text:span>Diaria<text:span text:style-name="T29">s</text:span>(<text:span text:style-name="T3">id</text:span>, día) {día: domingo, lunes, martes, miércoles, jueves, viernes, sábado}</text:p>
          <text:p text:style-name="P12"/>
        </text:list-item>
        <text:list-item>
          <text:p text:style-name="P12">Cupos(<text:span text:style-name="T3">id</text:span>, hora, <text:span text:style-name="T9">agendaDiariaId</text:span>)</text:p>
          <text:p text:style-name="P12"><text:tab/><text:span text:style-name="T28">FK: agendaDiariaId → AgendasDiarias.id</text:span></text:p>
          <text:p text:style-name="P12"/>
        </text:list-item>
        <text:list-item>
          <text:p text:style-name="P11">CuposPorTiposDeAnálisis(<text:span text:style-name="T3">id</text:span>, cantidad, <text:span text:style-name="T6">cupoId</text:span>, <text:span text:style-name="T6">tipoDeAnálisisId</text:span>)</text:p>
          <text:list>
            <text:list-item>
              <text:list>
                <text:list-header>
                  <text:p text:style-name="P13">FK: cupoId → Cupos.id</text:p>
                  <text:p text:style-name="P13">FK: tipoDeAnalisisId → TiposDeAnalisis.id</text:p>
                </text:list-header>
              </text:list>
            </text:list-item>
          </text:list>
          <text:p text:style-name="P12"/>
        </text:list-item>
        <text:list-item>
          <text:p text:style-name="P14">Laboratorio<text:span text:style-name="T27">s</text:span>Externo<text:span text:style-name="T27">s</text:span>(<text:span text:style-name="T1">id</text:span>, domicilio, teléfonos*, <text:span text:style-name="T28">ubicaciónGeográficaId</text:span>)</text:p>
          <text:p text:style-name="P14"><text:tab/><text:span text:style-name="T28">FK: ubicacionGeográficaId → UbicacionesGeográficas.id</text:span></text:p>
          <text:p text:style-name="P15"/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44:18.083186917</meta:creation-date>
    <dc:date>2017-10-02T15:33:58.052905251</dc:date>
    <meta:editing-duration>PT10H8M51S</meta:editing-duration>
    <meta:editing-cycles>7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63" meta:word-count="250" meta:character-count="2074" meta:non-whitespace-character-count="1906"/>
  </office:meta>
</office:document-meta>
</file>